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text:id="ct168674656">
          <text:insertion>
            <office:change-info>
              <dc:creator>Gauthier Bastien</dc:creator>
              <dc:date>2012-02-14T16:31:00</dc:date>
            </office:change-info>
          </text:insertion>
        </text:changed-region>
        <text:changed-region text:id="ct168783552">
          <text:insertion>
            <office:change-info>
              <dc:creator>Gauthier Bastien</dc:creator>
              <dc:date>2012-02-14T16:31:00</dc:date>
            </office:change-info>
          </text:insertion>
        </text:changed-region>
        <text:changed-region text:id="ct168326296">
          <text:insertion>
            <office:change-info>
              <dc:creator>Gauthier Bastien</dc:creator>
              <dc:date>2012-02-14T16:47:00</dc:date>
            </office:change-info>
          </text:insertion>
        </text:changed-region>
        <text:changed-region text:id="ct168325376">
          <text:insertion>
            <office:change-info>
              <dc:creator>Gauthier Bastien</dc:creator>
              <dc:date>2012-02-14T16:47:00</dc:date>
            </office:change-info>
          </text:insertion>
        </text:changed-region>
        <text:changed-region text:id="ct168328520">
          <text:insertion>
            <office:change-info>
              <dc:creator>Gauthier Bastien</dc:creator>
              <dc:date>2012-02-14T16:56:00</dc:date>
            </office:change-info>
          </text:insertion>
        </text:changed-region>
        <text:changed-region text:id="ct169669488">
          <text:insertion>
            <office:change-info>
              <dc:creator>Gauthier Bastien</dc:creator>
              <dc:date>2012-0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SEIL COMMUNAL</text:p>
      <text:p text:style-name="P2">DU</text:p>
      <text:p text:style-name="P2"><text:change-start text:change-id="ct168674656"/>self.utranslate("weekday_%s" % self.getDate().aDay().lower(), domain="plonelocales")<text:change-end text:change-id="ct168674656"/> <text:change-start text:change-id="ct168783552"/>self.Title()<text:change-end text:change-id="ct1687835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span text:style-name="T1">Ordre du jour</text:span></text:p>
      <text:p text:style-name="P3"><text:tab/><text:tab/><text:tab/><text:tab/><text:tab/><text:tab/><text:tab/><text:tab/><text:tab/>et</text:p>
      <text:p text:style-name="P3"><text:tab/><text:tab/><text:tab/><text:tab/><text:tab/><text:tab/><text:tab/><text:tab/><text:tab/>Note explicative</text:p>
      <text:p text:style-name="P5"/>
      <text:p text:style-name="P4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span text:style-name="T2"><office:annotation><dc:creator>Gauthier Bastien</dc:creator><dc:date>2012-02-14T16:41:11</dc:date><text:p text:style-name="P9"><text:span text:style-name="T3">do row for item in self.adapted().getPrintableItems(itemUids, privacy='public</text:span><text:span text:style-name="T4">', categories=self.getNormalCategories()</text:span><text:span text:style-name="T3">)</text:span></text:p></office:annotation></text:span><text:change-start text:change-id="ct168326296"/><text:span text:style-name="T2">item.getItemNumber(relativeTo='meeting')</text:span><text:change-end text:change-id="ct168326296"/><text:span text:style-name="T2">. </text:span><text:change-start text:change-id="ct168325376"/><text:span text:style-name="T2">item.</text:span>Title()<text:change-end text:change-id="ct168325376"/></text:p>
            <text:p text:style-name="Table_20_Contents"/>
            <text:p text:style-name="Table_20_Contents"><office:annotation><dc:creator>Gauthier Bastien</dc:creator><dc:date>2012-02-15T15:26:52</dc:date><text:p text:style-name="P10"><text:span text:style-name="T3">do text</text:span></text:p><text:p text:style-name="P10"><text:span text:style-name="T3">from xhtml(item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6"/>
      <text:p text:style-name="P4">Huis clos :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office:annotation><dc:creator>Gauthier Bastien</dc:creator><dc:date>2012-02-14T16:41:11</dc:date><text:p text:style-name="P9"><text:span text:style-name="T3">do row for item in self.adapted().getPrintableItems(itemUids, privacy='secret'</text:span><text:span text:style-name="T4">, categories=self.getNormalCategories()</text:span><text:span text:style-name="T3">)</text:span></text:p></office:annotation><text:change-start text:change-id="ct168328520"/>item.getItemNumber(relativeTo='meeting')<text:change-end text:change-id="ct168328520"/>. <text:change-start text:change-id="ct169669488"/>item.Title()<text:change-end text:change-id="ct169669488"/></text:p>
            <text:p text:style-name="Table_20_Contents"/>
            <text:p text:style-name="Table_20_Contents"><office:annotation><dc:creator>Gauthier Bastien</dc:creator><dc:date>2012-02-15T15:26:52</dc:date><text:p text:style-name="P10"><text:span text:style-name="T3">do text</text:span></text:p><text:p text:style-name="P10"><text:span text:style-name="T3">from xhtml(item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 text:page-adjust="-1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2-23T11:56:30</dc:date>
    <dc:creator>Gauthier Bastien</dc:creator>
    <meta:editing-duration>PT01H05M49S</meta:editing-duration>
    <meta:editing-cycles>23</meta:editing-cycles>
    <meta:generator>OpenOffice.org/3.1$Linux OpenOffice.org_project/310m19$Build-9420</meta:generator>
    <meta:document-statistic meta:table-count="2" meta:image-count="0" meta:object-count="0" meta:page-count="3" meta:paragraph-count="13" meta:word-count="29" meta:character-count="346"/>
  </office:meta>
</office:document-meta>
</file>